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Estrutura de D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 semest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co nos dados, seus tipos e aplicações;</text:p>
              </text:list-item>
              <text:list-item>
                <text:p>Entender como são manipulados;</text:p>
              </text:list-item>
              <text:list-item>
                <text:p>Entender como criar estruturas para manipula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 Semest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tas;</text:p>
              </text:list-item>
              <text:list-item>
                <text:p>Listas ligadas;</text:p>
              </text:list-item>
              <text:list-item>
                <text:p>Lista duplamente ligada;</text:p>
              </text:list-item>
              <text:list-item>
                <text:p>Pilha;</text:p>
              </text:list-item>
              <text:list-item>
                <text:p>Fila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vali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balho e prova;</text:p>
              </text:list-item>
              <text:list-item>
                <text:p>Dois trabalhos diferentes:</text:p>
                <text:list>
                  <text:list-item>
                    <text:p>Realização de trabalhos em sala de aula;</text:p>
                    <text:list>
                      <text:list-item>
                        <text:p>2 Pontos;</text:p>
                      </text:list-item>
                    </text:list>
                  </text:list-item>
                  <text:list-item>
                    <text:p>Trabalho fora da sala:</text:p>
                    <text:list>
                      <text:list-item>
                        <text:p>3 Pontos;</text:p>
                      </text:list-item>
                    </text:list>
                  </text:list-item>
                  <text:list-item>
                    <text:p>Prova</text:p>
                    <text:list>
                      <text:list-item>
                        <text:p>5 Pon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2-02T23:36:53.802145880</meta:creation-date>
    <dc:date>2016-02-02T23:43:44.698722988</dc:date>
    <dc:creator>John Cardia</dc:creator>
    <meta:editing-duration>PT6M52S</meta:editing-duration>
    <meta:editing-cycles>1</meta:editing-cycles>
    <meta:document-statistic meta:object-count="36"/>
    <meta:generator>LibreOffice/4.4.7.2$Linux_X86_64 LibreOffice_project/40$Build-2</meta:generator>
  </office:meta>
</office:document-meta>
</file>